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C600000084FDA3DA4D64952D82.png" manifest:media-type="image/png"/>
  <manifest:file-entry manifest:full-path="Pictures/1000BBD80000146B00000DA38A3867D015CB7B2B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6" style:family="table">
      <style:table-properties style:width="6.3896in" fo:margin-left="0.2993in" fo:margin-top="0in" fo:margin-bottom="0in" table:align="left" style:writing-mode="lr-tb"/>
    </style:style>
    <style:style style:name="Table6.A" style:family="table-column">
      <style:table-column-properties style:column-width="0.7097in"/>
    </style:style>
    <style:style style:name="Table6.B" style:family="table-column">
      <style:table-column-properties style:column-width="0.7076in"/>
    </style:style>
    <style:style style:name="Table6.D" style:family="table-column">
      <style:table-column-properties style:column-width="0.7104in"/>
    </style:style>
    <style:style style:name="Table6.G" style:family="table-column">
      <style:table-column-properties style:column-width="0.711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E1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6.A2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5" style:family="table-cell">
      <style:table-cell-properties fo:padding-left="0.075in" fo:padding-right="0.075in" fo:padding-top="0in" fo:padding-bottom="0in" fo:border-left="none" fo:border-right="0.5pt solid #000000" fo:border-top="0.5pt solid #000000" fo:border-bottom="none" style:writing-mode="lr-tb"/>
    </style:style>
    <style:style style:name="Table6.B5" style:family="table-cell">
      <style:table-cell-properties fo:background-color="#7f7f7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C5" style:family="table-cell">
      <style:table-cell-properties fo:background-color="#7f7f7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5" style:family="table-cell">
      <style:table-cell-properties fo:background-color="#7f7f7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E5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6.F5" style:family="table-cell">
      <style:table-cell-properties fo:padding-left="0.075in" fo:padding-right="0.075in" fo:padding-top="0in" fo:padding-bottom="0in" fo:border-left="none" fo:border-right="0.5pt solid #000000" fo:border-top="0.5pt solid #000000" fo:border-bottom="none" style:writing-mode="lr-tb"/>
    </style:style>
    <style:style style:name="Table6.A6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6.B6" style:family="table-cell">
      <style:table-cell-properties fo:background-color="#7f7f7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C6" style:family="table-cell">
      <style:table-cell-properties fo:background-color="#7f7f7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6" style:family="table-cell">
      <style:table-cell-properties fo:background-color="#7f7f7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E6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6.F6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6.A7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6.B7" style:family="table-cell">
      <style:table-cell-properties fo:background-color="#7f7f7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C7" style:family="table-cell">
      <style:table-cell-properties fo:background-color="#7f7f7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D7" style:family="table-cell">
      <style:table-cell-properties fo:background-color="#7f7f7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E7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6.F7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P1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</style:style>
    <style:style style:name="P2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P3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size-asian="11pt" style:language-asian="de" style:country-asian="DE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size-asian="11pt" style:language-asian="de" style:country-asian="DE" style:font-size-complex="11pt" style:language-complex="ar" style:country-complex="SA"/>
    </style:style>
    <style:style style:name="P6" style:family="paragraph" style:parent-style-name="Standard">
      <style:paragraph-properties fo:margin-left="0.2957in" fo:margin-right="0in" fo:text-indent="0in" style:auto-text-indent="false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3in" style:type="right"/>
        </style:tab-stops>
      </style:paragraph-properties>
      <style:text-properties style:font-name="Calibri"/>
    </style:style>
    <style:style style:name="P9" style:family="paragraph" style:parent-style-name="Heading_20_3" style:list-style-name="WWNum22">
      <style:paragraph-properties fo:margin-left="0.2957in" fo:margin-right="0in" fo:text-indent="-0.1972in" style:auto-text-indent="false"/>
      <style:text-properties fo:font-weight="normal" style:font-weight-asian="normal"/>
    </style:style>
    <style:style style:name="P10" style:family="paragraph" style:parent-style-name="Heading_20_3" style:list-style-name="WWNum22">
      <style:paragraph-properties fo:margin-left="0.2957in" fo:margin-right="0in" fo:text-indent="-0.1972in" style:auto-text-indent="false"/>
      <style:text-properties fo:font-weight="normal" officeooo:paragraph-rsid="000b86f4" style:font-weight-asian="normal"/>
    </style:style>
    <style:style style:name="P11" style:family="paragraph" style:parent-style-name="List_20_Paragraph" style:list-style-name="WWNum23"/>
    <style:style style:name="P12" style:family="paragraph" style:parent-style-name="List_20_Paragraph" style:list-style-name="WWNum24"/>
    <style:style style:name="P13" style:family="paragraph" style:parent-style-name="List_20_Paragraph" style:list-style-name="WWNum24">
      <style:text-properties officeooo:paragraph-rsid="000b1d5f"/>
    </style:style>
    <style:style style:name="P14" style:family="paragraph" style:parent-style-name="List_20_Paragraph" style:list-style-name="WWNum27"/>
    <style:style style:name="P15" style:family="paragraph" style:parent-style-name="List_20_Paragraph" style:list-style-name="WWNum28"/>
    <style:style style:name="P16" style:family="paragraph" style:parent-style-name="List_20_Paragraph" style:list-style-name="WWNum25"/>
    <style:style style:name="P17" style:family="paragraph" style:parent-style-name="List_20_Paragraph" style:list-style-name="WWNum25">
      <style:text-properties officeooo:paragraph-rsid="000cb35d"/>
    </style:style>
    <style:style style:name="P18" style:family="paragraph" style:parent-style-name="List_20_Paragraph" style:list-style-name="WWNum26"/>
    <style:style style:name="P19" style:family="paragraph" style:parent-style-name="List_20_Paragraph" style:list-style-name="WWNum24">
      <style:text-properties fo:font-weight="bold" officeooo:rsid="000b1d5f" officeooo:paragraph-rsid="000b1d5f" style:font-weight-asian="bold" style:font-weight-complex="bold"/>
    </style:style>
    <style:style style:name="P20" style:family="paragraph" style:parent-style-name="List_20_Paragraph" style:list-style-name="WWNum23">
      <style:text-properties fo:font-weight="bold" officeooo:rsid="000b1d5f" officeooo:paragraph-rsid="000b1d5f" style:font-weight-asian="bold" style:font-weight-complex="bold"/>
    </style:style>
    <style:style style:name="P21" style:family="paragraph" style:parent-style-name="List_20_Paragraph" style:list-style-name="WWNum26" style:master-page-name="">
      <loext:graphic-properties draw:fill="none"/>
      <style:paragraph-properties fo:margin-left="0.6866in" fo:margin-right="0in" fo:margin-top="0in" fo:margin-bottom="0.139in" style:contextual-spacing="true" fo:line-height="115%" fo:text-align="start" style:justify-single-word="false" fo:orphans="2" fo:widows="2" fo:text-indent="-0.4366in" style:auto-text-indent="false" style:page-number="auto" fo:background-color="transparent" style:writing-mode="lr-tb"/>
      <style:text-properties fo:font-weight="bold" officeooo:rsid="000b1d5f" officeooo:paragraph-rsid="000cb35d" style:font-weight-asian="bold" style:font-weight-complex="bold"/>
    </style:style>
    <style:style style:name="P22" style:family="paragraph" style:parent-style-name="List_20_Paragraph" style:list-style-name="WWNum24">
      <style:text-properties fo:font-weight="bold" officeooo:rsid="000cb35d" officeooo:paragraph-rsid="000cb35d" style:font-weight-asian="bold" style:font-weight-complex="bold"/>
    </style:style>
    <style:style style:name="P23" style:family="paragraph" style:parent-style-name="List_20_Paragraph" style:list-style-name="WWNum23">
      <style:text-properties fo:font-weight="bold" officeooo:paragraph-rsid="000b1d5f" style:font-weight-asian="bold" style:font-weight-complex="bold"/>
    </style:style>
    <style:style style:name="P24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P25" style:family="paragraph" style:parent-style-name="Standard" style:list-style-name="">
      <style:paragraph-properties fo:margin-top="0in" fo:margin-bottom="0in" style:contextual-spacing="false" fo:line-height="100%"/>
    </style:style>
    <style:style style:name="P26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weight="bold" style:font-weight-asian="bold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de" fo:country="DE" fo:font-weight="bold" style:letter-kerning="false" style:font-size-asian="11pt" style:language-asian="de" style:country-asian="DE" style:font-weight-asian="bold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de" fo:country="DE" officeooo:rsid="000b86f4" officeooo:paragraph-rsid="000b86f4" style:letter-kerning="false" style:font-size-asian="11pt" style:language-asian="de" style:country-asian="DE" style:font-size-complex="11pt" style:language-complex="ar" style:country-complex="SA"/>
    </style:style>
    <style:style style:name="P29" style:family="paragraph" style:parent-style-name="Standard">
      <style:paragraph-properties fo:margin-left="0.2957in" fo:margin-right="0in" fo:text-indent="0in" style:auto-text-indent="false"/>
      <style:text-properties fo:font-size="12pt" fo:font-weight="bold" style:font-size-asian="12pt" style:font-weight-asian="bold"/>
    </style:style>
    <style:style style:name="P30" style:family="paragraph" style:parent-style-name="Standard">
      <style:paragraph-properties fo:margin-left="0.2953in" fo:margin-right="0in" fo:margin-top="0in" fo:margin-bottom="0in" style:contextual-spacing="false" fo:text-indent="0in" style:auto-text-indent="false"/>
      <style:text-properties fo:font-weight="bold" style:font-weight-asian="bold"/>
    </style:style>
    <style:style style:name="P31" style:family="paragraph" style:parent-style-name="Standard">
      <style:paragraph-properties fo:margin-left="0.5992in" fo:margin-right="0in" fo:margin-top="0in" fo:margin-bottom="0in" style:contextual-spacing="false" fo:text-indent="0.1965in" style:auto-text-indent="false"/>
      <style:text-properties fo:font-weight="bold" style:font-weight-asian="bold"/>
    </style:style>
    <style:style style:name="P32" style:family="paragraph" style:parent-style-name="Standard">
      <style:paragraph-properties fo:margin-left="0.2957in" fo:margin-right="0in" fo:text-indent="-0.1972in" style:auto-text-indent="false"/>
      <style:text-properties officeooo:paragraph-rsid="000b86f4"/>
    </style:style>
    <style:style style:name="P33" style:family="paragraph" style:parent-style-name="Standard">
      <style:paragraph-properties fo:margin-left="0.2957in" fo:margin-right="0in" fo:text-indent="-0.1972in" style:auto-text-indent="false"/>
    </style:style>
    <style:style style:name="P34" style:family="paragraph" style:parent-style-name="Standard">
      <style:paragraph-properties fo:margin-left="0.6in" fo:margin-right="0in" fo:text-indent="0.1957in" style:auto-text-indent="false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0b1d5f" style:font-weight-asian="normal"/>
    </style:style>
    <style:style style:name="T5" style:family="text">
      <style:text-properties fo:font-weight="normal" officeooo:rsid="000b86f4" style:font-weight-asian="normal"/>
    </style:style>
    <style:style style:name="T6" style:family="text">
      <style:text-properties fo:font-weight="normal" officeooo:rsid="000cb35d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b35d" style:font-weight-asian="bold" style:font-weight-complex="bold"/>
    </style:style>
    <style:style style:name="T11" style:family="text">
      <style:text-properties fo:font-weight="bold" officeooo:rsid="000b1d5f" style:font-weight-asian="bold" style:font-weight-complex="bold"/>
    </style:style>
    <style:style style:name="T12" style:family="text">
      <style:text-properties fo:font-weight="bold" officeooo:rsid="000b86f4" style:font-weight-asian="bold" style:font-weight-complex="bold"/>
    </style:style>
    <style:style style:name="T13" style:family="text">
      <style:text-properties fo:font-weight="bold" officeooo:rsid="000d7b72" style:font-weight-asian="bold" style:font-weight-complex="bold"/>
    </style:style>
    <style:style style:name="T14" style:family="text">
      <style:text-properties officeooo:rsid="000b1d5f"/>
    </style:style>
    <style:style style:name="T15" style:family="text">
      <style:text-properties style:text-position="sub 58%"/>
    </style:style>
    <style:style style:name="T16" style:family="text">
      <style:text-properties officeooo:rsid="000cb35d"/>
    </style:style>
    <style:style style:name="T17" style:family="text">
      <style:text-properties officeooo:rsid="000d7b72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984in" fo:text-indent="-0.25in" fo:margin-left="0.5984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484in" fo:text-indent="-0.25in" fo:margin-left="0.8484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984in" fo:text-indent="-0.25in" fo:margin-left="1.098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484in" fo:text-indent="-0.25in" fo:margin-left="1.348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984in" fo:text-indent="-0.25in" fo:margin-left="1.598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484in" fo:text-indent="-0.25in" fo:margin-left="1.8484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984in" fo:text-indent="-0.25in" fo:margin-left="2.098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984in" fo:text-indent="-0.25in" fo:margin-left="2.5984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484in" fo:text-indent="-0.25in" fo:margin-left="2.8484in"/>
        </style:list-level-properties>
      </text:list-level-style-number>
    </text:list-style>
    <style:style style:name="gr1" style:family="graphic">
      <style:graphic-properties draw:stroke="solid" svg:stroke-width="0.0417in" svg:stroke-color="#000000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319in" fo:margin-top="0.0209in" fo:margin-bottom="0.0209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18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NAS</text:h>
      <text:p text:style-name="Standard"><draw:line text:anchor-type="char" draw:z-index="2" draw:name="Gerader Verbinder 6" draw:style-name="gr1" draw:text-style-name="P35" svg:x1="0in" svg:y1="0.1256in" svg:x2="6.3638in" svg:y2="0.126in"><text:p/></draw:line></text:p>
      <text:list xml:id="list4189563696" text:style-name="WWNum22">
        <text:list-item>
          <text:h text:style-name="P10" text:outline-level="3">Wofür steht die Abkürzung NAS?</text:h>
        </text:list-item>
      </text:list>
      <text:p text:style-name="P32"><text:span text:style-name="T3"><text:tab/></text:span><text:span text:style-name="T4">Network Attached Storag</text:span><text:span text:style-name="T5">e</text:span></text:p>
      <text:p text:style-name="P32"><text:span text:style-name="T3"><text:tab/>Erklären Sie, worum es sich bei einem NAS handelt?</text:span></text:p>
      <text:p text:style-name="P33"><text:span text:style-name="T3"><text:tab/></text:span><text:span text:style-name="T10">Ein a</text:span><text:span text:style-name="T11">ns Netzwerk angeschlossener Speicher</text:span></text:p>
      <text:list xml:id="list124240662729170" text:continue-numbering="true" text:style-name="WWNum22">
        <text:list-item>
          <text:h text:style-name="P9" text:outline-level="3">Beurteilen Sie, ob es kompliziert ist, ein NAS zu bedienen.</text:h>
        </text:list-item>
      </text:list>
      <text:p text:style-name="P33"><text:span text:style-name="T3"><text:tab/></text:span><text:span text:style-name="T11">Nein</text:span></text:p>
      <text:list xml:id="list124240359683153" text:continue-numbering="true" text:style-name="WWNum22">
        <text:list-item>
          <text:h text:style-name="P9" text:outline-level="3">Über welche Schnittstellen verfügt ein NAS in der Regel?</text:h>
        </text:list-item>
      </text:list>
      <text:p text:style-name="P33"><text:span text:style-name="T3"><text:tab/></text:span><text:span text:style-name="T11">SATA, RJ45, </text:span><text:span text:style-name="T12">USB</text:span></text:p>
      <text:list xml:id="list124239641175955" text:continue-numbering="true" text:style-name="WWNum22">
        <text:list-item>
          <text:h text:style-name="P9" text:outline-level="3">Schauen Sie sich das Handbuch zum NAS DS120j von Synology an und beantworten Sie folgende Fragen:</text:h>
        </text:list-item>
      </text:list>
      <text:list xml:id="list1966366586" text:style-name="WWNum23">
        <text:list-item>
          <text:p text:style-name="P11">Wie viele Festplatten/Laufwerkeinschübe besitzt das NAS? <text:span text:style-name="T11">1</text:span></text:p>
        </text:list-item>
        <text:list-item>
          <text:p text:style-name="P11">Welche RAID-Level können eingestellt werden?</text:p>
          <text:p text:style-name="P20">Basic</text:p>
        </text:list-item>
        <text:list-item>
          <text:p text:style-name="P11">Geben Sie eine Definition des RAID-Levels <text:span text:style-name="T7">Basic</text:span> an.</text:p>
          <text:p text:style-name="P23"><text:span text:style-name="T14">Kein RAID</text:span></text:p>
        </text:list-item>
      </text:list>
      <text:list xml:id="list124238943132572" text:continue-list="list124239641175955" text:style-name="WWNum22">
        <text:list-item>
          <text:h text:style-name="P9" text:outline-level="3">Schauen Sie sich das Handbuch zum NAS DS218 von Synology an und beantworten Sie folgende Fragen:</text:h>
        </text:list-item>
      </text:list>
      <text:list xml:id="list2369700062" text:style-name="WWNum24">
        <text:list-item>
          <text:p text:style-name="P12">Wie viele Festplatten/Laufwerkeinschübe besitzt das NAS? <text:span text:style-name="T11">2</text:span></text:p>
        </text:list-item>
        <text:list-item>
          <text:p text:style-name="P12">Welche RAID-Level können eingestellt werden?</text:p>
          <text:p text:style-name="P19">Synology Hybrid RAID (SHR), Basic, JBOD, RAID0, RAID1</text:p>
        </text:list-item>
        <text:list-item>
          <text:p text:style-name="P12">Wofür steht die Abkürzung JBOD?</text:p>
          <text:p text:style-name="P19">Just a bunch of disks</text:p>
        </text:list-item>
        <text:list-item>
          <text:p text:style-name="P12">Erklären Sie das Funktionsprinzip von JBOD.</text:p>
          <text:p text:style-name="P19">Mehrere Festplatten werden als <text:span text:style-name="T16">eine</text:span> Festplatte betrieben.</text:p>
        </text:list-item>
        <text:list-item>
          <text:p text:style-name="P12">Zu Synology Hybrid RAID (SHR): Erklären Sie, wie SHR die Speicherkapazität maximiert.</text:p>
          <text:p text:style-name="P22">Bei diesem Verfahren hängt die Gesamtspeicherkapazität nicht von der kleinsten Festplatte ab. Das SHR-Verfahren unterteilt jedes Laufwerk nochmals in kleinere Blöcke, so dass das RAID-Prinzip auf den restlichen Festplatten weitergeführt werden kann.</text:p>
          <text:p text:style-name="P13"/>
        </text:list-item>
      </text:list>
      <text:p text:style-name="P29">SHR im Vergleich mit einem klassischem RAID</text:p>
      <text:p text:style-name="P6">Links sehen Sie die Datenverteilung eines üblichen RAID5 –Systems. Da die kleinste Platte nur 500GB besitzt, können von den Disks 2,3 und 4 auch nur jeweils 500GB genutzt werden. Das bedeutet, dass 4,5 TB (dunklen Felder) nicht genutzt werden können.<text:bookmark text:name="_GoBack"/></text:p>
      <text:p text:style-name="P30">Speicherbilanz:</text:p>
      <text:list xml:id="list1108794779" text:style-name="WWNum27">
        <text:list-item>
          <text:p text:style-name="P14">Verfügbarer Speicher: <text:span text:style-name="T9">1,5 TB</text:span></text:p>
        </text:list-item>
        <text:list-item>
          <text:p text:style-name="P14"><text:soft-page-break/>Für Schutz benötigter Speicher: <text:span text:style-name="T9">500 GB</text:span></text:p>
        </text:list-item>
        <text:list-item>
          <text:p text:style-name="P14">Nicht verwendeter Speicher: <text:span text:style-name="T9">4,5 TB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 table:number-columns-repeated="2"/>
        <table:table-column table:style-name="Table6.A"/>
        <table:table-column table:style-name="Table6.G"/>
        <table:table-column table:style-name="Table6.A"/>
        <table:table-column table:style-name="Table6.G"/>
        <table:table-row table:style-name="Table6.1">
          <table:table-cell table:style-name="Table6.A1" table:number-columns-spanned="4" office:value-type="string">
            <text:p text:style-name="P27">Klassisches RAID5</text:p>
          </table:table-cell>
          <table:covered-table-cell/>
          <table:covered-table-cell/>
          <table:covered-table-cell/>
          <table:table-cell table:style-name="Table6.E1" office:value-type="string">
            <text:p text:style-name="P4"/>
          </table:table-cell>
          <table:table-cell table:style-name="Table6.A1" table:number-columns-spanned="4" office:value-type="string">
            <text:p text:style-name="P27">Hybrid RAID5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Disk 1</text:p>
          </table:table-cell>
          <table:table-cell table:style-name="Table6.A2" office:value-type="string">
            <text:p text:style-name="P4">Disk 2</text:p>
          </table:table-cell>
          <table:table-cell table:style-name="Table6.A2" office:value-type="string">
            <text:p text:style-name="P4">Disk 3</text:p>
          </table:table-cell>
          <table:table-cell table:style-name="Table6.A2" office:value-type="string">
            <text:p text:style-name="P4">Disk 4</text:p>
          </table:table-cell>
          <table:table-cell table:style-name="Table6.E1" office:value-type="string">
            <text:p text:style-name="P4"/>
          </table:table-cell>
          <table:table-cell table:style-name="Table6.A2" office:value-type="string">
            <text:p text:style-name="P4">Disk 1</text:p>
          </table:table-cell>
          <table:table-cell table:style-name="Table6.A2" office:value-type="string">
            <text:p text:style-name="P4">Disk 2</text:p>
          </table:table-cell>
          <table:table-cell table:style-name="Table6.A2" office:value-type="string">
            <text:p text:style-name="P4">Disk 3</text:p>
          </table:table-cell>
          <table:table-cell table:style-name="Table6.A2" office:value-type="string">
            <text:p text:style-name="P4">Disk 4</text:p>
          </table:table-cell>
        </table:table-row>
        <table:table-row table:style-name="Table6.1">
          <table:table-cell table:style-name="Table6.A2" office:value-type="string">
            <text:p text:style-name="P4">500 GB</text:p>
          </table:table-cell>
          <table:table-cell table:style-name="Table6.A2" office:value-type="string">
            <text:p text:style-name="P4">2 TB</text:p>
          </table:table-cell>
          <table:table-cell table:style-name="Table6.A2" office:value-type="string">
            <text:p text:style-name="P4">2 TB</text:p>
          </table:table-cell>
          <table:table-cell table:style-name="Table6.A2" office:value-type="string">
            <text:p text:style-name="P4">2 TB</text:p>
          </table:table-cell>
          <table:table-cell table:style-name="Table6.E1" office:value-type="string">
            <text:p text:style-name="P4"/>
          </table:table-cell>
          <table:table-cell table:style-name="Table6.A2" office:value-type="string">
            <text:p text:style-name="P4">500 GB</text:p>
          </table:table-cell>
          <table:table-cell table:style-name="Table6.A2" office:value-type="string">
            <text:p text:style-name="P4">2 TB</text:p>
          </table:table-cell>
          <table:table-cell table:style-name="Table6.A2" office:value-type="string">
            <text:p text:style-name="P4">2 TB</text:p>
          </table:table-cell>
          <table:table-cell table:style-name="Table6.A2" office:value-type="string">
            <text:p text:style-name="P4">2 TB</text:p>
          </table:table-cell>
        </table:table-row>
        <table:table-row table:style-name="Table6.1">
          <table:table-cell table:style-name="Table6.A4" office:value-type="string">
            <text:p text:style-name="P4"><draw:frame draw:style-name="fr2" draw:name="Object1" text:anchor-type="as-char" svg:width="0.1862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6.A4" office:value-type="string">
            <text:p text:style-name="P4"><draw:frame draw:style-name="fr2" draw:name="Object2" text:anchor-type="as-char" svg:width="0.1866in" svg:height="0.2091in" draw:z-index="4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6.A4" office:value-type="string">
            <text:p text:style-name="P4"><draw:frame draw:style-name="fr2" draw:name="Object3" text:anchor-type="as-char" svg:width="0.1874in" svg:height="0.2091in" draw:z-index="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6.A4" office:value-type="string">
            <text:p text:style-name="P4"><draw:frame draw:style-name="fr2" draw:name="Object4" text:anchor-type="as-char" svg:width="0.328in" svg:height="0.2091in" draw:z-index="6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6.E1" office:value-type="string">
            <text:p text:style-name="P5"/>
          </table:table-cell>
          <table:table-cell table:style-name="Table6.A1" office:value-type="string">
            <text:p text:style-name="P28">D<text:span text:style-name="T15">1</text:span></text:p>
          </table:table-cell>
          <table:table-cell table:style-name="Table6.A1" office:value-type="string">
            <text:p text:style-name="P28">D<text:span text:style-name="T15">2</text:span></text:p>
          </table:table-cell>
          <table:table-cell table:style-name="Table6.A1" office:value-type="string">
            <text:p text:style-name="P28">D<text:span text:style-name="T15">3</text:span></text:p>
          </table:table-cell>
          <table:table-cell table:style-name="Table6.A1" office:value-type="string">
            <text:p text:style-name="P28">P<text:span text:style-name="T15">1,2,3</text:span></text:p>
          </table:table-cell>
        </table:table-row>
        <table:table-row table:style-name="Table6.1">
          <table:table-cell table:style-name="Table6.A5" office:value-type="string">
            <text:p text:style-name="P4"/>
          </table:table-cell>
          <table:table-cell table:style-name="Table6.B5" office:value-type="string">
            <text:p text:style-name="P4"/>
          </table:table-cell>
          <table:table-cell table:style-name="Table6.C5" office:value-type="string">
            <text:p text:style-name="P4"/>
          </table:table-cell>
          <table:table-cell table:style-name="Table6.D5" office:value-type="string">
            <text:p text:style-name="P4"/>
          </table:table-cell>
          <table:table-cell table:style-name="Table6.E5" office:value-type="string">
            <text:p text:style-name="P5"/>
          </table:table-cell>
          <table:table-cell table:style-name="Table6.F5" office:value-type="string">
            <text:p text:style-name="P4"/>
          </table:table-cell>
          <table:table-cell table:style-name="Table6.A1" office:value-type="string">
            <text:p text:style-name="P28">D<text:span text:style-name="T15">4</text:span></text:p>
          </table:table-cell>
          <table:table-cell table:style-name="Table6.A1" office:value-type="string">
            <text:p text:style-name="P28">P<text:span text:style-name="T15">4,5</text:span></text:p>
          </table:table-cell>
          <table:table-cell table:style-name="Table6.A1" office:value-type="string">
            <text:p text:style-name="P28">D<text:span text:style-name="T15">5</text:span></text:p>
          </table:table-cell>
        </table:table-row>
        <table:table-row table:style-name="Table6.1">
          <table:table-cell table:style-name="Table6.A6" office:value-type="string">
            <text:p text:style-name="P4"/>
          </table:table-cell>
          <table:table-cell table:style-name="Table6.B6" office:value-type="string">
            <text:p text:style-name="P4"/>
          </table:table-cell>
          <table:table-cell table:style-name="Table6.C6" office:value-type="string">
            <text:p text:style-name="P4"/>
          </table:table-cell>
          <table:table-cell table:style-name="Table6.D6" office:value-type="string">
            <text:p text:style-name="P4"/>
          </table:table-cell>
          <table:table-cell table:style-name="Table6.E6" office:value-type="string">
            <text:p text:style-name="P5"/>
          </table:table-cell>
          <table:table-cell table:style-name="Table6.F6" office:value-type="string">
            <text:p text:style-name="P4"/>
          </table:table-cell>
          <table:table-cell table:style-name="Table6.A1" office:value-type="string">
            <text:p text:style-name="P28">P<text:span text:style-name="T15">6,7</text:span></text:p>
          </table:table-cell>
          <table:table-cell table:style-name="Table6.A1" office:value-type="string">
            <text:p text:style-name="P28">D<text:span text:style-name="T15">6</text:span></text:p>
          </table:table-cell>
          <table:table-cell table:style-name="Table6.A1" office:value-type="string">
            <text:p text:style-name="P28">D<text:span text:style-name="T15">7</text:span></text:p>
          </table:table-cell>
        </table:table-row>
        <table:table-row table:style-name="Table6.1">
          <table:table-cell table:style-name="Table6.A7" office:value-type="string">
            <text:p text:style-name="P4"/>
          </table:table-cell>
          <table:table-cell table:style-name="Table6.B7" office:value-type="string">
            <text:p text:style-name="P4"/>
          </table:table-cell>
          <table:table-cell table:style-name="Table6.C7" office:value-type="string">
            <text:p text:style-name="P4"/>
          </table:table-cell>
          <table:table-cell table:style-name="Table6.D7" office:value-type="string">
            <text:p text:style-name="P4"/>
          </table:table-cell>
          <table:table-cell table:style-name="Table6.E7" office:value-type="string">
            <text:p text:style-name="P5"/>
          </table:table-cell>
          <table:table-cell table:style-name="Table6.F7" office:value-type="string">
            <text:p text:style-name="P4"/>
          </table:table-cell>
          <table:table-cell table:style-name="Table6.A1" office:value-type="string">
            <text:p text:style-name="P28">D<text:span text:style-name="T15">8</text:span></text:p>
          </table:table-cell>
          <table:table-cell table:style-name="Table6.A1" office:value-type="string">
            <text:p text:style-name="P28">D<text:span text:style-name="T15">9</text:span></text:p>
          </table:table-cell>
          <table:table-cell table:style-name="Table6.A1" office:value-type="string">
            <text:p text:style-name="P28">P<text:span text:style-name="T15">8,9</text:span></text:p>
          </table:table-cell>
        </table:table-row>
      </table:table>
      <text:p text:style-name="P6"/>
      <text:p text:style-name="P6">Rechts soll die Datenaufteilung anhand der SHR-Technik vorgenommen werden.</text:p>
      <text:list xml:id="list1683760392" text:style-name="WWNum28">
        <text:list-item>
          <text:p text:style-name="P15">Tragen Sie die Datenpakete und die Paritäten nach der SHR-Technik ein. Nutzen Sie als Hilfe den RAID-Rechner von Synology:</text:p>
        </text:list-item>
      </text:list>
      <text:p text:style-name="P34"><text:a xlink:type="simple" xlink:href="https://www.synology.com/de-de/support/RAID_calculator?hdds" text:style-name="Internet_20_link" text:visited-style-name="Visited_20_Internet_20_Link"><text:span text:style-name="Internet_20_link">https://www.synology.com/de-de/support/RAID_calculator?hdds</text:span></text:a>=</text:p>
      <text:list xml:id="list124240037180253" text:continue-numbering="true" text:style-name="WWNum28">
        <text:list-item>
          <text:p text:style-name="P15">Tragen Sie die Werte für die drei Speicherarten der Speicherbilanz ein:</text:p>
        </text:list-item>
      </text:list>
      <text:p text:style-name="P31">Speicherbilanz:</text:p>
      <text:list xml:id="list124238915555787" text:continue-list="list1108794779" text:style-name="WWNum27">
        <text:list-item>
          <text:list>
            <text:list-item>
              <text:p text:style-name="P14">Verfügbarer Speicher: <text:span text:style-name="T10">4,5 TB</text:span></text:p>
            </text:list-item>
            <text:list-item>
              <text:p text:style-name="P14">Für Schutz benötigter Speicher: <text:span text:style-name="T10">2 TB</text:span></text:p>
            </text:list-item>
            <text:list-item>
              <text:p text:style-name="P14">Nicht verwendeter Speicher: <text:span text:style-name="T10">0 TB</text:span></text:p>
            </text:list-item>
          </text:list>
        </text:list-item>
      </text:list>
      <text:list xml:id="list124239555954865" text:continue-list="list124238943132572" text:style-name="WWNum22">
        <text:list-item>
          <text:h text:style-name="P9" text:outline-level="3">Schauen Sie sich das Handbuch zum NAS DS418 von Synology an und beantworten Sie folgende Fragen:</text:h>
        </text:list-item>
      </text:list>
      <text:list text:style-name="WWNum25">
        <text:list-item>
          <text:p text:style-name="P16">Wie viele Festplatten/Laufwerkeinschübe besitzt das NAS? <text:span text:style-name="T10">4</text:span></text:p>
        </text:list-item>
        <text:list-item>
          <text:p text:style-name="P16">Welche RAID-Level können eingestellt werden?</text:p>
          <text:p text:style-name="P17"><text:span text:style-name="T11">Synology Hybrid RAID (SHR), Basic, JBOD, RAID0, RAID1, </text:span><text:span text:style-name="T10">RAID5, </text:span><text:span text:style-name="T13">RAID 6, </text:span><text:span text:style-name="T10">RAID10</text:span></text:p>
        </text:list-item>
      </text:list>
      <text:list xml:id="list124240631694036" text:continue-list="list124239555954865" text:style-name="WWNum22">
        <text:list-item>
          <text:h text:style-name="P9" text:outline-level="3">Schauen Sie sich das Handbuch zum NAS DS1621 von Synology an und beantworten Sie folgende Fragen:</text:h>
        </text:list-item>
      </text:list>
      <text:list text:style-name="WWNum26">
        <text:list-item>
          <text:p text:style-name="P18">Wie viele Festplatten/Laufwerkeinschübe besitzt das NAS? <text:span text:style-name="T10">6</text:span></text:p>
        </text:list-item>
        <text:list-item>
          <text:p text:style-name="P18">Welche RAID-Level können eingestellt werden?</text:p>
          <text:p text:style-name="P21">Synology <text:span text:style-name="T16">RAID F1</text:span>, Basic, JBOD, RAID0, RAID1, <text:span text:style-name="T16">RAID5, </text:span><text:span text:style-name="T17">RAID 6, </text:span><text:span text:style-name="T16">RAID10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ntarell" style:font-size-asian="11pt" style:language-asian="de" style:country-asian="DE" style:font-name-complex="Nimbus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ntarell" style:font-size-asian="11pt" style:language-asian="de" style:country-asian="DE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name-asian="Cantarell" style:font-family-asian="Cantarell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font-size="12pt" fo:font-weight="bold" style:font-name-asian="Cantarell" style:font-family-asian="Cantarell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font-weight="bold" style:font-name-asian="Cantarell" style:font-family-asian="Cantarell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Cantarell" style:font-family-asian="Cantarell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ntarell" style:font-family-asian="Cantarell" style:font-family-generic-asian="system" style:font-pitch-asian="variable" style:font-size-asian="10pt" style:font-style-asian="italic" style:font-name-complex="FreeSerif" style:font-family-complex="FreeSeri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ntarell" style:font-family-asian="Cantarell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Untertitel_20_Zchn" style:class="chapter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Cantarell" style:font-family-asian="Cantarell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Quote" style:family="paragraph" style:parent-style-name="Standard" style:next-style-name="Standard" loext:linked-style-name="Zitat_20_Zchn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>
      <style:text-properties fo:font-size="12pt" style:font-size-asian="12pt" style:font-size-complex="12pt"/>
    </style:style>
    <style:style style:name="Fußzeile_20_Zchn" style:display-name="Fußzeile Zchn" style:family="text" style:parent-style-name="Default_20_Paragraph_20_Font" loext:linked-style-name="Footer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Sprechblasentext_20_Zchn" style:display-name="Sprechblasentext Zchn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Überschrift_20_1_20_Zchn" style:display-name="Überschrift 1 Zchn" style:family="text" style:parent-style-name="Default_20_Paragraph_20_Font" loext:linked-style-name="Heading_20_1">
      <style:text-properties fo:font-size="14pt" fo:font-weight="bold" style:font-name-asian="Cantarell" style:font-family-asian="Cantarell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 loext:linked-style-name="Heading_20_2">
      <style:text-properties fo:font-size="12pt" fo:font-weight="bold" style:font-name-asian="Cantarell" style:font-family-asian="Cantarell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 loext:linked-style-name="Heading_20_3">
      <style:text-properties fo:font-weight="bold" style:font-name-asian="Cantarell" style:font-family-asian="Cantarell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 loext:linked-style-name="Heading_20_5">
      <style:text-properties fo:color="#243f60" loext:opacity="100%" style:font-name="Cambria" fo:font-family="Cambria" style:font-family-generic="roman" style:font-pitch="variable"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Überschrift_20_6_20_Zchn" style:display-name="Überschrift 6 Zchn" style:family="text" style:parent-style-name="Default_20_Paragraph_20_Font" loext:linked-style-name="Heading_20_6">
      <style:text-properties fo:color="#243f6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 loext:linked-style-name="Heading_20_7">
      <style:text-properties fo:color="#40404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 loext:linked-style-name="Heading_20_8">
      <style:text-properties fo:color="#4f81bd" loext:opacity="100%" style:font-name="Cambria" fo:font-family="Cambria" style:font-family-generic="roman" style:font-pitch="variable" fo:font-size="10pt" style:font-name-asian="Cantarell" style:font-family-asian="Cantarell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 loext:linked-style-name="Heading_20_9">
      <style:text-properties fo:color="#404040" loext:opacity="100%" style:font-name="Cambria" fo:font-family="Cambria" style:font-family-generic="roman" style:font-pitch="variable" fo:font-size="10pt" fo:font-style="italic" style:font-name-asian="Cantarell" style:font-family-asian="Cantarell" style:font-family-generic-asian="system" style:font-pitch-asian="variable" style:font-size-asian="10pt" style:font-style-asian="italic" style:font-name-complex="FreeSerif" style:font-family-complex="FreeSerif" style:font-family-generic-complex="system" style:font-pitch-complex="variable" style:font-size-complex="10pt" style:font-style-complex="italic"/>
    </style:style>
    <style:style style:name="Titel_20_Zchn" style:display-name="Titel Zchn" style:family="text" style:parent-style-name="Default_20_Paragraph_20_Font" loext:linked-style-name="Title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ntarell" style:font-family-asian="Cantarell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 loext:linked-style-name="Subtitle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Cantarell" style:font-family-asian="Cantarell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itat_20_Zchn" style:display-name="Zitat Zchn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s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3in" style:type="right"/>
        </style:tab-stops>
      </style:paragraph-properties>
      <style:text-properties style:font-name="Calibri"/>
    </style:style>
    <style:style style:name="MP2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MP3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MP4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weight="bold" style:font-weight-asian="bold"/>
    </style:style>
    <style:style style:name="MP5" style:family="paragraph" style:parent-style-name="Standard" style:list-style-name="">
      <style:paragraph-properties fo:margin-top="0in" fo:margin-bottom="0in" style:contextual-spacing="false" fo:line-height="100%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</style:style>
    <style:style style:name="MP8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/>
    </style:style>
    <style:style style:name="MT1" style:family="text">
      <style:text-properties style:font-name="Calibri" fo:font-weight="bold" style:font-weight-asian="bold"/>
    </style:style>
    <style:style style:name="MT2" style:family="text">
      <style:text-properties style:font-name="Calibri"/>
    </style:style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18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82in" fo:margin-bottom="0.0634in" fo:margin-left="0.718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307in" fo:margin-left="0in" fo:margin-right="0in" fo:margin-top="0.29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898in" fo:margin-bottom="0.0634in" fo:margin-left="0.9846in" fo:margin-right="0.586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84in" fo:margin-left="0in" fo:margin-right="0in" fo:margin-bottom="0.3591in" style:dynamic-spacing="true"/>
      </style:header-style>
      <style:footer-style>
        <style:header-footer-properties fo:min-height="0.3307in" fo:margin-left="0in" fo:margin-right="0in" fo:margin-top="0.290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h text:style-name="MP3" text:outline-level="1"><draw:frame draw:style-name="Mfr1" draw:name="Grafik 8" text:anchor-type="char" svg:x="5.2028in" svg:y="-0.2161in" svg:width="1.4028in" svg:height="0.9382in" draw:z-index="1"><draw:image xlink:href="Pictures/1000BBD80000146B00000DA38A3867D015CB7B2B.emf" xlink:type="simple" xlink:show="embed" xlink:actuate="onLoad" draw:mime-type="image/x-emf"/><draw:image xlink:href="Pictures/10000001000000C600000084FDA3DA4D64952D82.png" xlink:type="simple" xlink:show="embed" xlink:actuate="onLoad" draw:mime-type="image/png"/><draw:contour-polygon svg:width="2.0071in" svg:height="1.3492in" svg:viewBox="0 0 5098 3427" draw:points="25,0 25,3427 5123,3427 5123,0" draw:recreate-on-edit="false"/></draw:frame><text:span text:style-name="MT1">Klasse: ITA M </text:span></text:h>
        <text:h text:style-name="MP4" text:outline-level="1">Fach: RST</text:h>
        <text:h text:style-name="MP4" text:outline-level="1">Lehrer: Hr. Epping</text:h>
        <text:h text:style-name="MP5" text:outline-level="1"><draw:line text:anchor-type="char" draw:z-index="0" draw:name="Line 4" draw:style-name="Mgr1" draw:text-style-name="MP6" svg:x1="0.002in" svg:y1="0.1917in" svg:x2="6.9413in" svg:y2="0.1921in"><text:p/></draw:line><text:span text:style-name="MT1">Datum: </text:span></text:h>
      </style:header>
      <style:footer>
        <text:p text:style-name="MP7"><text:span text:style-name="MT2"><text:tab/>Seite </text:span><text:span text:style-name="MT2"><text:page-number text:select-page="current">1</text:page-number></text:span><text:span text:style-name="MT2"><text:s/>von </text:span><text:span text:style-name="MT2"><text:page-count>2</text:page-count></text:span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pping</meta:initial-creator>
    <meta:editing-cycles>15</meta:editing-cycles>
    <meta:print-date>2023-01-31T11:12:00</meta:print-date>
    <meta:creation-date>2023-01-11T10:27:00</meta:creation-date>
    <dc:date>2023-02-08T12:42:38.533180951</dc:date>
    <meta:editing-duration>PT1H7M32S</meta:editing-duration>
    <meta:generator>LibreOffice/7.5.0.3$Linux_X86_64 LibreOffice_project/50$Build-3</meta:generator>
    <meta:document-statistic meta:table-count="1" meta:image-count="1" meta:object-count="4" meta:page-count="2" meta:paragraph-count="88" meta:word-count="475" meta:character-count="2933" meta:non-whitespace-character-count="2559"/>
    <meta:user-defined meta:name="AppVersion">16.0000</meta:user-defined>
    <meta:user-defined meta:name="Company">Kreisverwaltung Mettmann</meta:user-defined>
    <meta:user-defined meta:name="ContentTypeId">0x01010094CA0A42513EF64D983295D22811B353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D</mi>
      <mn>1</mn>
    </msub>
    <annotation encoding="StarMath 5.0">{D} rsub {1}</annotation>
  </semantics>
</math>
</file>

<file path=Object 2/content.xml><?xml version="1.0" encoding="utf-8"?>
<math xmlns="http://www.w3.org/1998/Math/MathML" display="block">
  <semantics>
    <msub>
      <mi>D</mi>
      <mn>2</mn>
    </msub>
    <annotation encoding="StarMath 5.0">{D} rsub {2}</annotation>
  </semantics>
</math>
</file>

<file path=Object 3/content.xml><?xml version="1.0" encoding="utf-8"?>
<math xmlns="http://www.w3.org/1998/Math/MathML" display="block">
  <semantics>
    <msub>
      <mi>D</mi>
      <mn>3</mn>
    </msub>
    <annotation encoding="StarMath 5.0">{D} rsub {3}</annotation>
  </semantics>
</math>
</file>

<file path=Object 4/content.xml><?xml version="1.0" encoding="utf-8"?>
<math xmlns="http://www.w3.org/1998/Math/MathML" display="block">
  <semantics>
    <msub>
      <mi>p</mi>
      <mrow>
        <mn>1</mn>
        <mn>,2</mn>
        <mn>,3</mn>
      </mrow>
    </msub>
    <annotation encoding="StarMath 5.0">{p} rsub {1 ,2,3}</annotation>
  </semantics>
</math>
</file>